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Preformatted_20_Text" style:list-style-name="L4"/>
    <style:style style:name="P9" style:family="paragraph" style:parent-style-name="Preformatted_20_Text" style:list-style-name="L4">
      <style:paragraph-properties fo:margin-left="0cm" fo:margin-right="0cm" fo:text-indent="0cm" style:auto-text-indent="false" style:writing-mode="lr-tb"/>
    </style:style>
    <style:style style:name="P10" style:family="paragraph" style:parent-style-name="Preformatted_20_Text" style:list-style-name="L4">
      <style:paragraph-properties style:writing-mode="lr-tb"/>
    </style:style>
    <style:style style:name="P11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12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6" style:family="paragraph" style:parent-style-name="Preformatted_20_Text">
      <style:paragraph-properties style:writing-mode="lr-tb"/>
    </style:style>
    <style:style style:name="P17" style:family="paragraph" style:parent-style-name="Preformatted_20_Text">
      <style:paragraph-properties fo:margin-top="0cm" fo:margin-bottom="0.499cm" style:contextual-spacing="false" style:writing-mode="lr-tb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3" text:outline-level="3"><text:span text:style-name="Strong_20_Emphasis">1. Estrutura e Organização do Projeto</text:span></text:h>
      <text:list text:style-name="L1">
        <text:list-item>
          <text:p text:style-name="P1">Usar <text:span text:style-name="Strong_20_Emphasis">React com TypeScript</text:span> para melhor tipagem e manutenção do código.</text:p>
        </text:list-item>
        <text:list-item>
          <text:p text:style-name="P1">Estruturar pastas para componentes reutilizáveis e páginas específicas:</text:p>
          <text:list>
            <text:list-item>
              <text:p text:style-name="P1"><text:span text:style-name="Source_20_Text">/components</text:span>: Botões, modais, tabelas, e outros elementos reutilizáveis.</text:p>
            </text:list-item>
            <text:list-item>
              <text:p text:style-name="P1"><text:span text:style-name="Source_20_Text">/pages</text:span>: Telas específicas (Aéreo, Hotel, Carro, etc.).</text:p>
            </text:list-item>
            <text:list-item>
              <text:p text:style-name="P2"><text:span text:style-name="Source_20_Text">/services</text:span>: Funções para chamadas à API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Telas Necessárias</text:span></text:h>
      <text:list text:style-name="L2">
        <text:list-item>
          <text:p text:style-name="P3"><text:span text:style-name="Strong_20_Emphasis">Dashboard Principal:</text:span></text:p>
          <text:list>
            <text:list-item>
              <text:p text:style-name="P4">Mostrar estatísticas (vendas, cancelamentos, reembolsos).</text:p>
            </text:list-item>
            <text:list-item>
              <text:p text:style-name="P4">Gráficos e métricas em tempo real.</text:p>
            </text:list-item>
          </text:list>
        </text:list-item>
        <text:list-item>
          <text:p text:style-name="P3"><text:span text:style-name="Strong_20_Emphasis">Aéreo:</text:span></text:p>
          <text:list>
            <text:list-item>
              <text:p text:style-name="P4">Exibir lista de vendas por data.</text:p>
            </text:list-item>
            <text:list-item>
              <text:p text:style-name="P4">Filtros avançados (companhia aérea, status de pagamento, etc.).</text:p>
            </text:list-item>
            <text:list-item>
              <text:p text:style-name="P4">Opção para gerar relatórios e visualizar detalhes.</text:p>
            </text:list-item>
          </text:list>
        </text:list-item>
        <text:list-item>
          <text:p text:style-name="P3"><text:span text:style-name="Strong_20_Emphasis">Hotel:</text:span></text:p>
          <text:list>
            <text:list-item>
              <text:p text:style-name="P4">Similar ao "Aéreo", mas com dados de reservas de hotéis.</text:p>
            </text:list-item>
          </text:list>
        </text:list-item>
        <text:list-item>
          <text:p text:style-name="P3"><text:span text:style-name="Strong_20_Emphasis">Carro, Seguro, Diversos:</text:span></text:p>
          <text:list>
            <text:list-item>
              <text:p text:style-name="P4">Telas para listar, filtrar e gerenciar vendas em cada categoria.</text:p>
            </text:list-item>
          </text:list>
        </text:list-item>
        <text:list-item>
          <text:p text:style-name="P3"><text:span text:style-name="Strong_20_Emphasis">Gestão de Reembolsos:</text:span></text:p>
          <text:list>
            <text:list-item>
              <text:p text:style-name="P4">Listar solicitações pendentes.</text:p>
            </text:list-item>
            <text:list-item>
              <text:p text:style-name="P4">Permitir aprovações ou rejeições com justificativas.</text:p>
            </text:list-item>
          </text:list>
        </text:list-item>
        <text:list-item>
          <text:p text:style-name="P3"><text:span text:style-name="Strong_20_Emphasis">Configurações:</text:span></text:p>
          <text:list>
            <text:list-item>
              <text:p text:style-name="P4">Gerenciar integrações (Benner, OBTs).</text:p>
            </text:list-item>
            <text:list-item>
              <text:p text:style-name="P3">Configurar usuários e permissõ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Melhorias de Design</text:span></text:h>
      <text:list text:style-name="L3">
        <text:list-item>
          <text:p text:style-name="P5">Usar <text:span text:style-name="Strong_20_Emphasis">Material UI (MUI)</text:span> ou <text:span text:style-name="Strong_20_Emphasis">TailwindCSS</text:span> para estilização consistente e responsiva.</text:p>
        </text:list-item>
        <text:list-item>
          <text:p text:style-name="P5">Seguir boas práticas de UX:</text:p>
          <text:list>
            <text:list-item>
              <text:p text:style-name="P5">Navegação clara (menu lateral fixo ou header com links rápidos).</text:p>
            </text:list-item>
            <text:list-item>
              <text:p text:style-name="P5">Feedback visual (spinners, mensagens de sucesso/erro).</text:p>
            </text:list-item>
            <text:list-item>
              <text:p text:style-name="P6">Telas responsivas (mobile e desktop).</text:p>
            </text:list-item>
          </text:list>
        </text:list-item>
      </text:list>
      <text:p text:style-name="Horizontal_20_Line"/>
      <text:p text:style-name="Text_20_body"/>
      <text:p text:style-name="Text_20_body"/>
      <text:p text:style-name="Text_20_body"/>
      <text:p text:style-name="Text_20_body"><text:soft-page-break/></text:p>
      <text:h text:style-name="Heading_20_3" text:outline-level="3"><text:span text:style-name="Strong_20_Emphasis">Passo 1: Configuração Inicial do Projeto</text:span></text:h>
      <text:p text:style-name="Text_20_body">Antes de criar as telas, precisamos garantir que o ambiente está configurado. Aqui está o plano:</text:p>
      <text:list text:style-name="L4">
        <text:list-item>
          <text:p text:style-name="P7"><text:span text:style-name="Strong_20_Emphasis">Criar o projeto React com TypeScript</text:span>: Execute o seguinte comando no terminal para criar o projeto: <text:s/><text:span text:style-name="Source_20_Text">npx create-react-app tryhub-frontend --template typescript</text:span></text:p>
        </text:list-item>
        <text:list-item>
          <text:p text:style-name="P7"><text:span text:style-name="Strong_20_Emphasis">Estruturar o projeto</text:span>: Após criar o projeto, organize as pastas principais:</text:p>
          <text:p text:style-name="P8">bash</text:p>
          <text:p text:style-name="P8">Copiar código</text:p>
          <text:p text:style-name="P9"><text:span text:style-name="Source_20_Text">src/</text:span></text:p>
          <text:p text:style-name="P10"><text:span text:style-name="Source_20_Text">├── components/ <text:s text:c="3"/># Componentes reutilizáveis</text:span></text:p>
          <text:p text:style-name="P10"><text:span text:style-name="Source_20_Text">├── pages/ <text:s text:c="8"/># Páginas completas (Dashboard, Aéreo, etc.)</text:span></text:p>
          <text:p text:style-name="P10"><text:span text:style-name="Source_20_Text">├── services/ <text:s text:c="5"/># Chamadas de API</text:span></text:p>
          <text:p text:style-name="P10"><text:span text:style-name="Source_20_Text">├── styles/ <text:s text:c="7"/># Arquivos CSS/SASS ou configurações de Tailwind</text:span></text:p>
          <text:p text:style-name="P10"><text:span text:style-name="Source_20_Text">├── App.tsx <text:s text:c="7"/># Arquivo principal</text:span></text:p>
          <text:p text:style-name="P11"><text:span text:style-name="Source_20_Text">└── index.tsx <text:s text:c="5"/># Entrada da aplicação</text:span></text:p>
        </text:list-item>
        <text:list-item>
          <text:p text:style-name="P7"><text:span text:style-name="Strong_20_Emphasis">Instalar dependências básicas</text:span>: Adicione as bibliotecas que usaremos inicialmente:</text:p>
          <text:p text:style-name="P8">bash</text:p>
          <text:p text:style-name="P8"/>
          <text:p text:style-name="P12"><text:span text:style-name="Source_20_Text">npm install react-router-dom axios @mui/material @emotion/react @emotion/styled</text:span></text:p>
        </text:list-item>
        <text:list-item>
          <text:p text:style-name="P7"><text:span text:style-name="Strong_20_Emphasis">Configurar as rotas principais</text:span>: No arquivo <text:span text:style-name="Source_20_Text">App.tsx</text:span>, configure as rotas:</text:p>
          <text:p text:style-name="P8">tsx</text:p>
          <text:p text:style-name="P8"/>
          <text:list>
            <text:list-header>
              <text:p text:style-name="P9"><text:span text:style-name="Source_20_Text">import React from "react";</text:span></text:p>
              <text:p text:style-name="P10"><text:span text:style-name="Source_20_Text">import { BrowserRouter as Router, Routes, Route } from "react-router-dom";</text:span></text:p>
              <text:p text:style-name="P10"/>
              <text:p text:style-name="P10"><text:span text:style-name="Source_20_Text">import Dashboard from "./pages/Dashboard";</text:span></text:p>
              <text:p text:style-name="P10"><text:span text:style-name="Source_20_Text">import Aero from "./pages/Aero";</text:span></text:p>
              <text:p text:style-name="P10"/>
              <text:p text:style-name="P10"><text:span text:style-name="Source_20_Text">const App: React.FC = () =&gt; {</text:span></text:p>
              <text:p text:style-name="P10"><text:span text:style-name="Source_20_Text"><text:s text:c="2"/>return (</text:span></text:p>
              <text:p text:style-name="P10"><text:span text:style-name="Source_20_Text"><text:s text:c="4"/>&lt;Router&gt;</text:span></text:p>
              <text:p text:style-name="P10"><text:span text:style-name="Source_20_Text"><text:s text:c="6"/>&lt;Routes&gt;</text:span></text:p>
              <text:p text:style-name="P10"><text:span text:style-name="Source_20_Text"><text:s text:c="8"/>&lt;Route path="/" element={&lt;Dashboard /&gt;} /&gt;</text:span></text:p>
              <text:p text:style-name="P10"><text:span text:style-name="Source_20_Text"><text:s text:c="8"/>&lt;Route path="/aero" element={&lt;Aero /&gt;} /&gt;</text:span></text:p>
              <text:p text:style-name="P10"><text:span text:style-name="Source_20_Text"><text:s text:c="6"/>&lt;/Routes&gt;</text:span></text:p>
              <text:p text:style-name="P10"><text:span text:style-name="Source_20_Text"><text:s text:c="4"/>&lt;/Router&gt;</text:span></text:p>
              <text:p text:style-name="P10"><text:span text:style-name="Source_20_Text"><text:s text:c="2"/>);</text:span></text:p>
              <text:p text:style-name="P10"><text:span text:style-name="Source_20_Text">};</text:span></text:p>
              <text:p text:style-name="P10"/>
              <text:p text:style-name="P11"><text:span text:style-name="Source_20_Text">export default App;</text:span></text:p>
            </text:list-header>
          </text:list>
        </text:list-item>
        <text:list-item>
          <text:p text:style-name="P7"><text:span text:style-name="Strong_20_Emphasis">Testar a configuração</text:span>:</text:p>
          <text:list>
            <text:list-item>
              <text:p text:style-name="P7">Inicie o projeto com:</text:p>
            </text:list-item>
            <text:list-item>
              <text:p text:style-name="P7">Acesse no navegador em <text:span text:style-name="Source_20_Text">http://localhost:3000</text:span>.</text:p>
            </text:list-item>
          </text:list>
        </text:list-item>
      </text:list>
      <text:p text:style-name="Horizontal_20_Line"/>
      <text:h text:style-name="Heading_20_3" text:outline-level="3"><text:soft-page-break/></text:h>
      <text:h text:style-name="Heading_20_3" text:outline-level="3"><text:span text:style-name="Strong_20_Emphasis">Passo 1: Estrutura do Dashboard</text:span></text:h>
      <text:p text:style-name="Text_20_body">O Dashboard Principal será a primeira tela visível ao entrar no sistema. Ele deve conter os seguintes elementos:</text:p>
      <text:list text:style-name="L5">
        <text:list-item>
          <text:p text:style-name="P13"><text:span text:style-name="Strong_20_Emphasis">Menu de Navegação</text:span> (sidebar ou topbar):</text:p>
          <text:list>
            <text:list-item>
              <text:p text:style-name="P14">Links para acessar as outras seções do sistema, como <text:span text:style-name="Emphasis">Aéreo</text:span>, <text:span text:style-name="Emphasis">Carro</text:span>, <text:span text:style-name="Emphasis">Seguro</text:span>, <text:span text:style-name="Emphasis">Diversos</text:span>, etc.</text:p>
            </text:list-item>
          </text:list>
        </text:list-item>
        <text:list-item>
          <text:p text:style-name="P13"><text:span text:style-name="Strong_20_Emphasis">Painéis Resumidos</text:span> (Cards):</text:p>
          <text:list>
            <text:list-item>
              <text:p text:style-name="P14">Informações rápidas, como:</text:p>
              <text:list>
                <text:list-item>
                  <text:p text:style-name="P14">Total de vendas no mês.</text:p>
                </text:list-item>
                <text:list-item>
                  <text:p text:style-name="P14">Cancelamentos pendentes.</text:p>
                </text:list-item>
                <text:list-item>
                  <text:p text:style-name="P14">Reembolsos a processar.</text:p>
                </text:list-item>
                <text:list-item>
                  <text:p text:style-name="P14">Total não cobrado.</text:p>
                </text:list-item>
              </text:list>
            </text:list-item>
          </text:list>
        </text:list-item>
        <text:list-item>
          <text:p text:style-name="P13"><text:span text:style-name="Strong_20_Emphasis">Gráficos e Relatórios</text:span>:</text:p>
          <text:list>
            <text:list-item>
              <text:p text:style-name="P14">Um gráfico (barra ou pizza) para visualizar métricas importantes, como proporção de vendas por categoria.</text:p>
            </text:list-item>
          </text:list>
        </text:list-item>
        <text:list-item>
          <text:p text:style-name="P13"><text:span text:style-name="Strong_20_Emphasis">Lista de Atividades Recentes</text:span>:</text:p>
          <text:list>
            <text:list-item>
              <text:p text:style-name="P13">Registro das últimas ações realizadas no sistema, como vendas recentes ou atualizações de status.</text:p>
            </text:list-item>
          </text:list>
        </text:list-item>
      </text:list>
      <text:p text:style-name="Horizontal_20_Line"/>
      <text:h text:style-name="Heading_20_3" text:outline-level="3"><text:span text:style-name="Strong_20_Emphasis">Passo 2: Componentes do React</text:span></text:h>
      <text:p text:style-name="Text_20_body">Para implementar o Dashboard, precisamos criar alguns componentes no React. Aqui está o que faremos:</text:p>
      <text:h text:style-name="Heading_20_4" text:outline-level="4"><text:span text:style-name="Strong_20_Emphasis">1. Criar a Estrutura Básica</text:span></text:h>
      <text:p text:style-name="Text_20_body">No diretório <text:span text:style-name="Source_20_Text">src</text:span>, crie uma pasta chamada <text:span text:style-name="Source_20_Text">components</text:span> para centralizar os componentes reutilizáveis.</text:p>
      <text:p text:style-name="Text_20_body">Crie o arquivo <text:span text:style-name="Source_20_Text">Dashboard.tsx</text:span> dentro de <text:span text:style-name="Source_20_Text">src</text:span>:</text:p>
      <text:p text:style-name="Preformatted_20_Text">tsx</text:p>
      <text:p text:style-name="Preformatted_20_Text"/>
      <text:p text:style-name="P15"><text:span text:style-name="Source_20_Text">import React from "react";</text:span></text:p>
      <text:p text:style-name="P16"/>
      <text:p text:style-name="P16"><text:span text:style-name="Source_20_Text">const Dashboard = () =&gt; {</text:span></text:p>
      <text:p text:style-name="P16"><text:span text:style-name="Source_20_Text"><text:s text:c="2"/>return (</text:span></text:p>
      <text:p text:style-name="P16"><text:span text:style-name="Source_20_Text"><text:s text:c="4"/>&lt;div className="dashboard"&gt;</text:span></text:p>
      <text:p text:style-name="P16"><text:span text:style-name="Source_20_Text"><text:s text:c="6"/>&lt;h1&gt;Bem-vindo ao Tryhub&lt;/h1&gt;</text:span></text:p>
      <text:p text:style-name="P16"><text:span text:style-name="Source_20_Text"><text:s text:c="6"/>&lt;div className="dashboard-cards"&gt;</text:span></text:p>
      <text:p text:style-name="P16"><text:span text:style-name="Source_20_Text"><text:s text:c="8"/>{/* Resumo dos cards */}</text:span></text:p>
      <text:p text:style-name="P16"><text:span text:style-name="Source_20_Text"><text:s text:c="8"/>&lt;div className="card"&gt;Total de Vendas: R$ 10.000&lt;/div&gt;</text:span></text:p>
      <text:p text:style-name="P16"><text:span text:style-name="Source_20_Text"><text:s text:c="8"/>&lt;div className="card"&gt;Cancelamentos Pendentes: 5&lt;/div&gt;</text:span></text:p>
      <text:p text:style-name="P16"><text:span text:style-name="Source_20_Text"><text:s text:c="8"/>&lt;div className="card"&gt;Reembolsos: R$ 2.000&lt;/div&gt;</text:span></text:p>
      <text:p text:style-name="P16"><text:span text:style-name="Source_20_Text"><text:s text:c="8"/>&lt;div className="card"&gt;Não Cobrado: R$ 1.500&lt;/div&gt;</text:span></text:p>
      <text:p text:style-name="P16"><text:span text:style-name="Source_20_Text"><text:s text:c="6"/>&lt;/div&gt;</text:span></text:p>
      <text:p text:style-name="P16"/>
      <text:p text:style-name="P16"><text:span text:style-name="Source_20_Text"><text:s text:c="6"/>&lt;div className="dashboard-charts"&gt;</text:span></text:p>
      <text:p text:style-name="P16"><text:span text:style-name="Source_20_Text"><text:s text:c="8"/>{/* Aqui ficará o gráfico */}</text:span></text:p>
      <text:p text:style-name="P16"><text:span text:style-name="Source_20_Text"><text:s text:c="8"/>&lt;h2&gt;Gráfico de Vendas&lt;/h2&gt;</text:span></text:p>
      <text:p text:style-name="P16"><text:span text:style-name="Source_20_Text"><text:s text:c="6"/>&lt;/div&gt;</text:span></text:p>
      <text:p text:style-name="P16"/>
      <text:p text:style-name="P16"><text:span text:style-name="Source_20_Text"><text:s text:c="6"/>&lt;div className="dashboard-activities"&gt;</text:span></text:p>
      <text:p text:style-name="P16"><text:soft-page-break/><text:span text:style-name="Source_20_Text"><text:s text:c="8"/>{/* Atividades recentes */}</text:span></text:p>
      <text:p text:style-name="P16"><text:span text:style-name="Source_20_Text"><text:s text:c="8"/>&lt;h2&gt;Atividades Recentes&lt;/h2&gt;</text:span></text:p>
      <text:p text:style-name="P16"><text:span text:style-name="Source_20_Text"><text:s text:c="8"/>&lt;ul&gt;</text:span></text:p>
      <text:p text:style-name="P16"><text:span text:style-name="Source_20_Text"><text:s text:c="10"/>&lt;li&gt;Venda #1234 processada com sucesso&lt;/li&gt;</text:span></text:p>
      <text:p text:style-name="P16"><text:span text:style-name="Source_20_Text"><text:s text:c="10"/>&lt;li&gt;Cancelamento #4321 pendente&lt;/li&gt;</text:span></text:p>
      <text:p text:style-name="P16"><text:span text:style-name="Source_20_Text"><text:s text:c="10"/>&lt;li&gt;Reembolso #5678 em andamento&lt;/li&gt;</text:span></text:p>
      <text:p text:style-name="P16"><text:span text:style-name="Source_20_Text"><text:s text:c="8"/>&lt;/ul&gt;</text:span></text:p>
      <text:p text:style-name="P16"><text:span text:style-name="Source_20_Text"><text:s text:c="6"/>&lt;/div&gt;</text:span></text:p>
      <text:p text:style-name="P16"><text:span text:style-name="Source_20_Text"><text:s text:c="4"/>&lt;/div&gt;</text:span></text:p>
      <text:p text:style-name="P16"><text:span text:style-name="Source_20_Text"><text:s text:c="2"/>);</text:span></text:p>
      <text:p text:style-name="P16"><text:span text:style-name="Source_20_Text">};</text:span></text:p>
      <text:p text:style-name="P16"/>
      <text:p text:style-name="P17"><text:span text:style-name="Source_20_Text">export default Dashboard;</text:span></text:p>
      <text:p text:style-name="Horizontal_20_Line"/>
      <text:h text:style-name="Heading_20_4" text:outline-level="4"><text:span text:style-name="Strong_20_Emphasis">2. Configurar o Estilo</text:span></text:h>
      <text:p text:style-name="Text_20_body">No diretório <text:span text:style-name="Source_20_Text">src</text:span>, crie um arquivo <text:span text:style-name="Source_20_Text">Dashboard.css</text:span> para o estilo:</text:p>
      <text:p text:style-name="Preformatted_20_Text">css</text:p>
      <text:p text:style-name="Preformatted_20_Text">Copiar código</text:p>
      <text:p text:style-name="P15"><text:span text:style-name="Source_20_Text">.dashboard {</text:span></text:p>
      <text:p text:style-name="P16"><text:span text:style-name="Source_20_Text"><text:s text:c="2"/>padding: 20px;</text:span></text:p>
      <text:p text:style-name="P16"><text:span text:style-name="Source_20_Text"><text:s text:c="2"/>font-family: Arial, sans-serif;</text:span></text:p>
      <text:p text:style-name="P16"><text:span text:style-name="Source_20_Text">}</text:span></text:p>
      <text:p text:style-name="P16"/>
      <text:p text:style-name="P16"><text:span text:style-name="Source_20_Text">.dashboard-cards {</text:span></text:p>
      <text:p text:style-name="P16"><text:span text:style-name="Source_20_Text"><text:s text:c="2"/>display: flex;</text:span></text:p>
      <text:p text:style-name="P16"><text:span text:style-name="Source_20_Text"><text:s text:c="2"/>gap: 20px;</text:span></text:p>
      <text:p text:style-name="P16"><text:span text:style-name="Source_20_Text">}</text:span></text:p>
      <text:p text:style-name="P16"/>
      <text:p text:style-name="P16"><text:span text:style-name="Source_20_Text">.card {</text:span></text:p>
      <text:p text:style-name="P16"><text:span text:style-name="Source_20_Text"><text:s text:c="2"/>background-color: #f4f4f4;</text:span></text:p>
      <text:p text:style-name="P16"><text:span text:style-name="Source_20_Text"><text:s text:c="2"/>padding: 20px;</text:span></text:p>
      <text:p text:style-name="P16"><text:span text:style-name="Source_20_Text"><text:s text:c="2"/>border-radius: 8px;</text:span></text:p>
      <text:p text:style-name="P16"><text:span text:style-name="Source_20_Text"><text:s text:c="2"/>flex: 1;</text:span></text:p>
      <text:p text:style-name="P16"><text:span text:style-name="Source_20_Text"><text:s text:c="2"/>text-align: center;</text:span></text:p>
      <text:p text:style-name="P16"><text:span text:style-name="Source_20_Text"><text:s text:c="2"/>box-shadow: 0 4px 6px rgba(0, 0, 0, 0.1);</text:span></text:p>
      <text:p text:style-name="P16"><text:span text:style-name="Source_20_Text">}</text:span></text:p>
      <text:p text:style-name="P16"/>
      <text:p text:style-name="P16"><text:span text:style-name="Source_20_Text">.dashboard-charts,</text:span></text:p>
      <text:p text:style-name="P16"><text:span text:style-name="Source_20_Text">.dashboard-activities {</text:span></text:p>
      <text:p text:style-name="P16"><text:span text:style-name="Source_20_Text"><text:s text:c="2"/>margin-top: 30px;</text:span></text:p>
      <text:p text:style-name="P16"><text:span text:style-name="Source_20_Text">}</text:span></text:p>
      <text:p text:style-name="P16"/>
      <text:p text:style-name="P16"><text:span text:style-name="Source_20_Text">.dashboard-activities ul {</text:span></text:p>
      <text:p text:style-name="P16"><text:span text:style-name="Source_20_Text"><text:s text:c="2"/>list-style: none;</text:span></text:p>
      <text:p text:style-name="P16"><text:span text:style-name="Source_20_Text"><text:s text:c="2"/>padding: 0;</text:span></text:p>
      <text:p text:style-name="P16"><text:span text:style-name="Source_20_Text">}</text:span></text:p>
      <text:p text:style-name="P16"/>
      <text:p text:style-name="P16"><text:span text:style-name="Source_20_Text">.dashboard-activities li {</text:span></text:p>
      <text:p text:style-name="P16"><text:span text:style-name="Source_20_Text"><text:s text:c="2"/>padding: 10px 0;</text:span></text:p>
      <text:p text:style-name="P16"><text:span text:style-name="Source_20_Text"><text:s text:c="2"/>border-bottom: 1px solid #ddd;</text:span></text:p>
      <text:p text:style-name="P17"><text:span text:style-name="Source_20_Text">}</text:span></text:p>
      <text:p text:style-name="Text_20_body">Importe o CSS no <text:span text:style-name="Source_20_Text">Dashboard.tsx</text:span>:</text:p>
      <text:p text:style-name="Preformatted_20_Text">tsx</text:p>
      <text:p text:style-name="Preformatted_20_Text">Copiar código</text:p>
      <text:p text:style-name="P18"><text:span text:style-name="Source_20_Text">import "./Dashboard.css";</text:span></text:p>
      <text:p text:style-name="Horizontal_20_Line"/>
      <text:h text:style-name="Heading_20_4" text:outline-level="4"><text:soft-page-break/><text:span text:style-name="Strong_20_Emphasis">3. Adicionar Rotas</text:span></text:h>
      <text:p text:style-name="Text_20_body">No arquivo <text:span text:style-name="Source_20_Text">App.tsx</text:span>, adicione o Dashboard como rota inicial:</text:p>
      <text:p text:style-name="Preformatted_20_Text">tsx</text:p>
      <text:p text:style-name="Preformatted_20_Text"/>
      <text:p text:style-name="P15"><text:span text:style-name="Source_20_Text">import React from "react";</text:span></text:p>
      <text:p text:style-name="P16"><text:span text:style-name="Source_20_Text">import { BrowserRouter as Router, Route, Routes } from "react-router-dom";</text:span></text:p>
      <text:p text:style-name="P16"><text:span text:style-name="Source_20_Text">import Dashboard from "./Dashboard";</text:span></text:p>
      <text:p text:style-name="P16"/>
      <text:p text:style-name="P16"><text:span text:style-name="Source_20_Text">const App = () =&gt; {</text:span></text:p>
      <text:p text:style-name="P16"><text:span text:style-name="Source_20_Text"><text:s text:c="2"/>return (</text:span></text:p>
      <text:p text:style-name="P16"><text:span text:style-name="Source_20_Text"><text:s text:c="4"/>&lt;Router&gt;</text:span></text:p>
      <text:p text:style-name="P16"><text:span text:style-name="Source_20_Text"><text:s text:c="6"/>&lt;Routes&gt;</text:span></text:p>
      <text:p text:style-name="P16"><text:span text:style-name="Source_20_Text"><text:s text:c="8"/>&lt;Route path="/" element={&lt;Dashboard /&gt;} /&gt;</text:span></text:p>
      <text:p text:style-name="P16"><text:span text:style-name="Source_20_Text"><text:s text:c="6"/>&lt;/Routes&gt;</text:span></text:p>
      <text:p text:style-name="P16"><text:span text:style-name="Source_20_Text"><text:s text:c="4"/>&lt;/Router&gt;</text:span></text:p>
      <text:p text:style-name="P16"><text:span text:style-name="Source_20_Text"><text:s text:c="2"/>);</text:span></text:p>
      <text:p text:style-name="P16"><text:span text:style-name="Source_20_Text">};</text:span></text:p>
      <text:p text:style-name="P16"/>
      <text:p text:style-name="P17"><text:span text:style-name="Source_20_Text">export default App;</text:span></text:p>
      <text:p text:style-name="Horizontal_20_Line"/>
      <text:h text:style-name="Heading_20_4" text:outline-level="4"><text:span text:style-name="Strong_20_Emphasis">4. Configurar um Gráfico Simples</text:span></text:h>
      <text:p text:style-name="Text_20_body">Para gráficos, use a biblioteca <text:span text:style-name="Source_20_Text">recharts</text:span>. Instale-a:</text:p>
      <text:p text:style-name="Preformatted_20_Text">bash</text:p>
      <text:p text:style-name="Preformatted_20_Text">Copiar código</text:p>
      <text:p text:style-name="P18"><text:span text:style-name="Source_20_Text">npm install recharts</text:span></text:p>
      <text:p text:style-name="Text_20_body">No <text:span text:style-name="Source_20_Text">Dashboard.tsx</text:span>, adicione um gráfico básico:</text:p>
      <text:p text:style-name="Preformatted_20_Text">tsx</text:p>
      <text:p text:style-name="Preformatted_20_Text">Copiar código</text:p>
      <text:p text:style-name="P15"><text:span text:style-name="Source_20_Text">import { BarChart, Bar, XAxis, YAxis, Tooltip, CartesianGrid } from "recharts";</text:span></text:p>
      <text:p text:style-name="P16"/>
      <text:p text:style-name="P16"><text:span text:style-name="Source_20_Text">const data = [</text:span></text:p>
      <text:p text:style-name="P16"><text:span text:style-name="Source_20_Text"><text:s text:c="2"/>{ name: "Aéreo", vendas: 4000 },</text:span></text:p>
      <text:p text:style-name="P16"><text:span text:style-name="Source_20_Text"><text:s text:c="2"/>{ name: "Carro", vendas: 3000 },</text:span></text:p>
      <text:p text:style-name="P16"><text:span text:style-name="Source_20_Text"><text:s text:c="2"/>{ name: "Seguro", vendas: 2000 },</text:span></text:p>
      <text:p text:style-name="P16"><text:span text:style-name="Source_20_Text"><text:s text:c="2"/>{ name: "Diversos", vendas: 2780 },</text:span></text:p>
      <text:p text:style-name="P16"><text:span text:style-name="Source_20_Text">];</text:span></text:p>
      <text:p text:style-name="P16"/>
      <text:p text:style-name="P16"><text:span text:style-name="Source_20_Text">const Dashboard = () =&gt; {</text:span></text:p>
      <text:p text:style-name="P16"><text:span text:style-name="Source_20_Text"><text:s text:c="2"/>return (</text:span></text:p>
      <text:p text:style-name="P16"><text:span text:style-name="Source_20_Text"><text:s text:c="4"/>&lt;div className="dashboard"&gt;</text:span></text:p>
      <text:p text:style-name="P16"><text:span text:style-name="Source_20_Text"><text:s text:c="6"/>{/* Outros elementos */}</text:span></text:p>
      <text:p text:style-name="P16"><text:span text:style-name="Source_20_Text"><text:s text:c="6"/>&lt;div className="dashboard-charts"&gt;</text:span></text:p>
      <text:p text:style-name="P16"><text:span text:style-name="Source_20_Text"><text:s text:c="8"/>&lt;h2&gt;Gráfico de Vendas&lt;/h2&gt;</text:span></text:p>
      <text:p text:style-name="P16"><text:span text:style-name="Source_20_Text"><text:s text:c="8"/>&lt;BarChart width={600} height={300} data={data}&gt;</text:span></text:p>
      <text:p text:style-name="P16"><text:span text:style-name="Source_20_Text"><text:s text:c="10"/>&lt;CartesianGrid strokeDasharray="3 3" /&gt;</text:span></text:p>
      <text:p text:style-name="P16"><text:span text:style-name="Source_20_Text"><text:s text:c="10"/>&lt;XAxis dataKey="name" /&gt;</text:span></text:p>
      <text:p text:style-name="P16"><text:span text:style-name="Source_20_Text"><text:s text:c="10"/>&lt;YAxis /&gt;</text:span></text:p>
      <text:p text:style-name="P16"><text:span text:style-name="Source_20_Text"><text:s text:c="10"/>&lt;Tooltip /&gt;</text:span></text:p>
      <text:p text:style-name="P16"><text:span text:style-name="Source_20_Text"><text:s text:c="10"/>&lt;Bar dataKey="vendas" fill="#8884d8" /&gt;</text:span></text:p>
      <text:p text:style-name="P16"><text:span text:style-name="Source_20_Text"><text:s text:c="8"/>&lt;/BarChart&gt;</text:span></text:p>
      <text:p text:style-name="P16"><text:span text:style-name="Source_20_Text"><text:s text:c="6"/>&lt;/div&gt;</text:span></text:p>
      <text:p text:style-name="P16"><text:span text:style-name="Source_20_Text"><text:s text:c="4"/>&lt;/div&gt;</text:span></text:p>
      <text:p text:style-name="P16"><text:span text:style-name="Source_20_Text"><text:s text:c="2"/>);</text:span></text:p>
      <text:p text:style-name="P17"><text:span text:style-name="Source_20_Text">};</text:span></text:p>
      <text:p text:style-name="Horizontal_20_Line"><text:soft-page-break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99cm" fo:margin-right="1.30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6:36:21.944000000</meta:creation-date>
    <dc:date>2024-12-11T16:37:16.191000000</dc:date>
    <meta:editing-duration>PT5H59M6S</meta:editing-duration>
    <meta:editing-cycles>1</meta:editing-cycles>
    <meta:document-statistic meta:table-count="0" meta:image-count="0" meta:object-count="0" meta:page-count="6" meta:paragraph-count="203" meta:word-count="902" meta:character-count="6452" meta:non-whitespace-character-count="5391"/>
    <meta:generator>LibreOffice/24.8.3.2$Windows_X86_64 LibreOffice_project/48a6bac9e7e268aeb4c3483fcf825c94556d9f92</meta:generator>
  </office:meta>
</office:document-meta>
</file>